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090d29" officeooo:paragraph-rsid="00090d2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6</text:p>
      <text:p text:style-name="P1">DE10Aout<text:span text:style-name="T1"> is 2.6 kilobytes.</text:span></text:p>
      <text:p text:style-name="P1"><text:span text:style-name="T1">DE11A.java &lt; DE10Aout &gt; DE11AonDE10Aout. 1.1 kilobytes.</text:span></text:p>
      <text:p text:style-name="P1"><text:span text:style-name="T1">DE8A.java &lt; DE10Aout &gt; DE8AonDE10Aout. 1.5 kilobytes.</text:span></text:p>
      <text:p text:style-name="P1"><text:span text:style-name="T1"/></text:p>
      <text:p text:style-name="P1"><text:span text:style-name="T1">DE11A is doing a better job in compression.</text:span></text:p>
      <text:p text:style-name="P1"><text:span text:style-name="T1"/></text:p>
      <text:p text:style-name="P1"><text:span text:style-name="T1">Check other files for source code and output.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6:38:45.004960322</meta:creation-date>
    <dc:date>2024-03-22T17:04:46.260963620</dc:date>
    <meta:editing-duration>PT26M1S</meta:editing-duration>
    <meta:editing-cycles>1</meta:editing-cycles>
    <meta:document-statistic meta:table-count="0" meta:image-count="0" meta:object-count="0" meta:page-count="1" meta:paragraph-count="6" meta:word-count="36" meta:character-count="234" meta:non-whitespace-character-count="204"/>
    <meta:generator>LibreOffice/7.4.7.2$Linux_X86_64 LibreOffice_project/40$Build-2</meta:generator>
  </office:meta>
</office:document-meta>
</file>